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etStateChangeEvent.isAppropriateListener( FacesListener faces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ChangeEvent.processListener( FacesListener faces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eetStateChangeEvent.SheetStateChangeEvent( UIComponent ui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